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" svg:font-family="'Robot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315e97" officeooo:paragraph-rsid="00315e97"/>
    </style:style>
    <style:style style:name="P2" style:family="paragraph" style:parent-style-name="Standard" style:list-style-name="L1">
      <style:text-properties officeooo:paragraph-rsid="00315e97"/>
    </style:style>
    <style:style style:name="T1" style:family="text">
      <style:text-properties officeooo:rsid="0018b304"/>
    </style:style>
    <style:style style:name="T2" style:family="text">
      <style:text-properties officeooo:rsid="00315e9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65477161" text:style-name="L1">
        <text:list-item>
          <text:p text:style-name="P1">Einleitung und Problemstellung</text:p>
        </text:list-item>
        <text:list-item>
          <text:p text:style-name="P1">Eigenschaften von Ozon</text:p>
          <text:list>
            <text:list-item>
              <text:p text:style-name="P2"><text:span text:style-name="T2">Chemischer Aufbau und resultierende Eigenschaften</text:span></text:p>
            </text:list-item>
            <text:list-item>
              <text:p text:style-name="P1">Auswirkungen auf den menschlichen Körper</text:p>
            </text:list-item>
          </text:list>
        </text:list-item>
        <text:list-item>
          <text:p text:style-name="P1">Forschungsstand</text:p>
        </text:list-item>
        <text:list-item>
          <text:p text:style-name="P1">Hypothese</text:p>
        </text:list-item>
        <text:list-item>
          <text:p text:style-name="P1">Konzeption und Methode</text:p>
          <text:list>
            <text:list-item>
              <text:p text:style-name="P1">Operationalisierung</text:p>
            </text:list-item>
            <text:list-item>
              <text:p text:style-name="P1">Durchführung</text:p>
            </text:list-item>
          </text:list>
        </text:list-item>
        <text:list-item>
          <text:p text:style-name="P1">Ergebnisse</text:p>
        </text:list-item>
        <text:list-item>
          <text:p text:style-name="P1">Zusammenfass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" svg:font-family="'Robot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05%" fo:text-align="justify" style:justify-single-word="false" fo:hyphenation-ladder-count="no-limit" fo:text-indent="0.25cm" style:auto-text-indent="false" style:page-number="auto" style:writing-mode="page"/>
      <style:text-properties style:font-name="Roboto Light" fo:font-family="'Roboto Light'" style:font-style-name="Standard" style:font-pitch="variable" fo:font-weight="250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99cm" fo:margin-bottom="0.199cm" loext:contextual-spacing="true" fo:keep-with-next="always" style:writing-mode="page"/>
      <style:text-properties fo:color="#1e88e5" style:font-name="Roboto Light" fo:font-family="'Roboto Light'" style:font-style-name="Standard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fo:font-size="10pt" style:font-size-asian="10.5pt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true" fo:text-align="start" style:justify-single-word="false" style:writing-mode="page"/>
      <style:text-properties style:font-name="Roboto Light" fo:font-family="'Roboto Light'" style:font-style-name="Standard" style:font-pitch="variable" fo:font-size="30pt" fo:font-weight="250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199cm" loext:contextual-spacing="false" fo:text-align="start" style:justify-single-word="false" style:page-number="auto" style:writing-mode="page"/>
      <style:text-properties fo:color="#333333" style:font-name="Roboto Thin" fo:font-family="'Roboto Thin'" style:font-style-name="Standard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loext:contextual-spacing="false" style:page-number="auto" fo:break-before="page" style:writing-mode="page"/>
      <style:text-properties fo:font-size="24pt" fo:font-weight="250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loext:contextual-spacing="false" style:writing-mode="page"/>
      <style:text-properties fo:font-size="20pt" fo:font-weight="250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 style:writing-mode="page"/>
      <style:text-properties fo:font-size="16pt" fo:font-weight="250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loext:contextual-spacing="false" style:writing-mode="page"/>
      <style:text-properties fo:font-size="12pt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250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color="#333333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2196f3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>
      <style:text-properties fo:color="#333333"/>
    </style:style>
    <style:style style:name="Footnote_20_anchor" style:display-name="Footnote anchor" style:family="text">
      <style:text-properties fo:color="#333333"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Kapitelnummerierung" style:family="text">
      <style:text-properties style:font-name="Roboto Thin" fo:font-family="'Roboto Thin'" style:font-style-name="Standard" style:font-pitch="variable" fo:font-weight="250" officeooo:rsid="00186de0" style:font-size-asian="10.5pt"/>
    </style:style>
    <text:outline-style style:name="Outline">
      <text:outline-level-style text:level="1" text:style-name="Kapitelnummerierung" style:num-format="1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2" text:style-name="Kapitelnummerierung" style:num-format="1" text:display-levels="2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3" text:style-name="Kapitelnummerierung" style:num-format="1" text:display-levels="3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4" text:style-name="Kapitelnummerierung" style:num-format="1" text:display-levels="4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5" text:style-name="Kapitelnummerierung" style:num-format="1" text:display-levels="5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6" text:style-name="Kapitelnummerierung" style:num-format="1" text:display-levels="6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7" text:style-name="Kapitelnummerierung" style:num-format="1" text:display-levels="7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8" text:style-name="Kapitelnummerierung" style:num-format="1" text:display-levels="8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9" text:style-name="Kapitelnummerierung" style:num-format="1" text:display-levels="9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10" text:style-name="Kapitelnummerierung" style:num-format="1" text:display-levels="10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8b304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footnote-sep style:width="0.018cm" style:distance-before-sep="0.101cm" style:distance-after-sep="0.101cm" style:line-style="solid" style:adjustment="left" style:rel-width="35%" style:color="#333333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0</text:page-number> <text:span text:style-name="MT1">von </text:span><text:span text:style-name="MT1"><text:page-count>1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0:06:33.116000000</meta:creation-date>
    <meta:editing-duration>PT10M27S</meta:editing-duration>
    <meta:editing-cycles>2</meta:editing-cycles>
    <meta:generator>LibreOffice/5.3.6.1$Windows_x86 LibreOffice_project/686f202eff87ef707079aeb7f485847613344eb7</meta:generator>
    <dc:title>Roboto</dc:title>
    <dc:date>2017-10-11T00:17:00.341000000</dc:date>
    <meta:document-statistic meta:table-count="0" meta:image-count="0" meta:object-count="0" meta:page-count="1" meta:paragraph-count="12" meta:word-count="39" meta:character-count="273" meta:non-whitespace-character-count="256"/>
    <meta:template xlink:type="simple" xlink:actuate="onRequest" xlink:title="Roboto" xlink:href="../../../../../Users/soere/AppData/Roaming/LibreOffice/4/user/template/Roboto1.ott" meta:date="2017-10-11T00:06:32.549000000"/>
  </office:meta>
</office:document-meta>
</file>